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table:number-columns-repeated="1015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4"/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93:Sheet1.J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1">00/00/0000</text:date>, <text:time style:data-style-name="N2" text:time-value="15:57:37.2248488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7-21T15:58:53.836632279</dc:date>
    <meta:editing-duration>P8DT8H2M1S</meta:editing-duration>
    <meta:editing-cycles>554</meta:editing-cycles>
    <meta:generator>LibreOffice/6.0.5.2$Linux_X86_64 LibreOffice_project/00m0$Build-2</meta:generator>
    <meta:document-statistic meta:table-count="1" meta:cell-count="4759" meta:object-count="0"/>
  </office:meta>
</office:document-meta>
</file>